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1f8a8e"/>
    </style:style>
    <style:style style:name="P3" style:family="paragraph" style:parent-style-name="Standard">
      <style:text-properties officeooo:rsid="000536db" officeooo:paragraph-rsid="00289c0a"/>
    </style:style>
    <style:style style:name="P4" style:family="paragraph" style:parent-style-name="Standard">
      <style:text-properties officeooo:rsid="000536db" officeooo:paragraph-rsid="002cd070"/>
    </style:style>
    <style:style style:name="P5" style:family="paragraph" style:parent-style-name="Standard">
      <style:text-properties officeooo:rsid="000536db" officeooo:paragraph-rsid="003f415d"/>
    </style:style>
    <style:style style:name="P6" style:family="paragraph" style:parent-style-name="Standard">
      <style:text-properties officeooo:rsid="000536db" officeooo:paragraph-rsid="001dd985"/>
    </style:style>
    <style:style style:name="P7" style:family="paragraph" style:parent-style-name="Standard">
      <style:text-properties officeooo:rsid="000536db" officeooo:paragraph-rsid="0049f41c"/>
    </style:style>
    <style:style style:name="P8" style:family="paragraph" style:parent-style-name="Standard">
      <style:text-properties officeooo:rsid="000536db" officeooo:paragraph-rsid="002151af"/>
    </style:style>
    <style:style style:name="P9" style:family="paragraph" style:parent-style-name="Standard">
      <style:text-properties officeooo:rsid="000536db" officeooo:paragraph-rsid="0059bb50"/>
    </style:style>
    <style:style style:name="P10" style:family="paragraph" style:parent-style-name="Standard">
      <style:text-properties officeooo:rsid="000536db" officeooo:paragraph-rsid="00624301"/>
    </style:style>
    <style:style style:name="P11" style:family="paragraph" style:parent-style-name="Standard">
      <style:text-properties officeooo:rsid="000536db" officeooo:paragraph-rsid="000b9a28"/>
    </style:style>
    <style:style style:name="P12" style:family="paragraph" style:parent-style-name="Standard">
      <style:text-properties officeooo:rsid="000536db" officeooo:paragraph-rsid="006c5860"/>
    </style:style>
    <style:style style:name="P13" style:family="paragraph" style:parent-style-name="Standard">
      <style:text-properties officeooo:rsid="000536db" officeooo:paragraph-rsid="0074690b"/>
    </style:style>
    <style:style style:name="P14" style:family="paragraph" style:parent-style-name="Standard">
      <style:text-properties officeooo:rsid="000536db" officeooo:paragraph-rsid="00a0adab"/>
    </style:style>
    <style:style style:name="P15" style:family="paragraph" style:parent-style-name="Standard">
      <style:text-properties officeooo:rsid="000536db" officeooo:paragraph-rsid="00ad1cdd"/>
    </style:style>
    <style:style style:name="P16" style:family="paragraph" style:parent-style-name="Standard">
      <style:text-properties officeooo:rsid="000536db" officeooo:paragraph-rsid="00b1756e"/>
    </style:style>
    <style:style style:name="P17" style:family="paragraph" style:parent-style-name="Standard">
      <style:text-properties officeooo:rsid="000536db" officeooo:paragraph-rsid="00b59175"/>
    </style:style>
    <style:style style:name="P18" style:family="paragraph" style:parent-style-name="Standard">
      <style:text-properties officeooo:rsid="000536db" officeooo:paragraph-rsid="00b968a7"/>
    </style:style>
    <style:style style:name="P19" style:family="paragraph" style:parent-style-name="Standard">
      <style:text-properties officeooo:rsid="000536db" officeooo:paragraph-rsid="00c22c8a"/>
    </style:style>
    <style:style style:name="P20" style:family="paragraph" style:parent-style-name="Standard">
      <style:text-properties officeooo:rsid="000536db" officeooo:paragraph-rsid="00c733bd"/>
    </style:style>
    <style:style style:name="P21" style:family="paragraph" style:parent-style-name="Standard">
      <style:text-properties officeooo:rsid="000536db" officeooo:paragraph-rsid="00ca43d5"/>
    </style:style>
    <style:style style:name="P22" style:family="paragraph" style:parent-style-name="Standard">
      <style:text-properties officeooo:rsid="000536db" officeooo:paragraph-rsid="00d6488e"/>
    </style:style>
    <style:style style:name="P23" style:family="paragraph" style:parent-style-name="Standard">
      <style:text-properties officeooo:rsid="000536db" officeooo:paragraph-rsid="00d6c9ca"/>
    </style:style>
    <style:style style:name="P24" style:family="paragraph" style:parent-style-name="Standard">
      <style:text-properties officeooo:rsid="000536db" officeooo:paragraph-rsid="00d8b48b"/>
    </style:style>
    <style:style style:name="P25" style:family="paragraph" style:parent-style-name="Standard">
      <style:text-properties officeooo:rsid="000536db" officeooo:paragraph-rsid="0027a04b"/>
    </style:style>
    <style:style style:name="P26" style:family="paragraph" style:parent-style-name="Standard">
      <style:text-properties officeooo:rsid="000536db" officeooo:paragraph-rsid="00d997f7"/>
    </style:style>
    <style:style style:name="P27" style:family="paragraph" style:parent-style-name="Standard">
      <style:text-properties officeooo:rsid="000536db" officeooo:paragraph-rsid="00dbff37"/>
    </style:style>
    <style:style style:name="P28" style:family="paragraph" style:parent-style-name="Standard">
      <style:text-properties officeooo:rsid="000536db" officeooo:paragraph-rsid="00e0965b"/>
    </style:style>
    <style:style style:name="P2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33c4f" officeooo:paragraph-rsid="008fd495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2487bd" officeooo:paragraph-rsid="008ec20e" style:font-weight-asian="normal" style:font-weight-complex="normal"/>
    </style:style>
    <style:style style:name="P39" style:family="paragraph" style:parent-style-name="Standard">
      <style:text-properties style:use-window-font-color="true" officeooo:rsid="000536db" officeooo:paragraph-rsid="002487bd"/>
    </style:style>
    <style:style style:name="P40" style:family="paragraph" style:parent-style-name="Standard">
      <style:text-properties style:use-window-font-color="true" officeooo:rsid="000536db" officeooo:paragraph-rsid="000536db"/>
    </style:style>
    <style:style style:name="P41" style:family="paragraph" style:parent-style-name="Standard">
      <style:text-properties style:use-window-font-color="true" officeooo:rsid="000536db" officeooo:paragraph-rsid="0037b975"/>
    </style:style>
    <style:style style:name="P42" style:family="paragraph" style:parent-style-name="Standard">
      <style:text-properties style:use-window-font-color="true" officeooo:rsid="000536db" officeooo:paragraph-rsid="00d05bd0"/>
    </style:style>
    <style:style style:name="P43" style:family="paragraph" style:parent-style-name="Standard">
      <style:text-properties style:use-window-font-color="true" officeooo:rsid="00133c4f" officeooo:paragraph-rsid="0037b975"/>
    </style:style>
    <style:style style:name="P44" style:family="paragraph" style:parent-style-name="Standard">
      <style:text-properties style:use-window-font-color="true" officeooo:rsid="00133c4f" officeooo:paragraph-rsid="0065c672"/>
    </style:style>
    <style:style style:name="P45" style:family="paragraph" style:parent-style-name="Standard">
      <style:text-properties style:use-window-font-color="true" officeooo:rsid="00133c4f" officeooo:paragraph-rsid="009d7dd1"/>
    </style:style>
    <style:style style:name="P46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47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48" style:family="paragraph" style:parent-style-name="Standard">
      <style:text-properties style:use-window-font-color="true" officeooo:rsid="000536db" officeooo:paragraph-rsid="0070114f" fo:background-color="#fff200"/>
    </style:style>
    <style:style style:name="P49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50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51" style:family="paragraph" style:parent-style-name="Standard">
      <style:text-properties fo:font-weight="bold" officeooo:rsid="000536db" officeooo:paragraph-rsid="00b1756e" fo:background-color="#000000" style:font-weight-asian="bold" style:font-weight-complex="bold"/>
    </style:style>
    <style:style style:name="P52" style:family="paragraph" style:parent-style-name="Standard">
      <style:text-properties fo:color="#ffffff" officeooo:rsid="000536db" officeooo:paragraph-rsid="0090ea56" fo:background-color="#00888a"/>
    </style:style>
    <style:style style:name="P53" style:family="paragraph" style:parent-style-name="Standard">
      <style:text-properties fo:color="#ffffff" officeooo:rsid="000536db" officeooo:paragraph-rsid="009d7dd1"/>
    </style:style>
    <style:style style:name="P54" style:family="paragraph" style:parent-style-name="Standard">
      <style:text-properties fo:color="#ffffff" officeooo:rsid="000536db" officeooo:paragraph-rsid="0090ea56"/>
    </style:style>
    <style:style style:name="P55" style:family="paragraph" style:parent-style-name="Standard">
      <style:text-properties officeooo:rsid="000536db" officeooo:paragraph-rsid="00a0adab"/>
    </style:style>
    <style:style style:name="P56" style:family="paragraph" style:parent-style-name="Standard">
      <style:text-properties officeooo:rsid="000536db" officeooo:paragraph-rsid="00e8d70d"/>
    </style:style>
    <style:style style:name="P57" style:family="paragraph" style:parent-style-name="Standard">
      <style:text-properties officeooo:rsid="000536db" officeooo:paragraph-rsid="00f45305"/>
    </style:style>
    <style:style style:name="P58" style:family="paragraph" style:parent-style-name="Standard">
      <style:text-properties officeooo:rsid="000536db" officeooo:paragraph-rsid="00fa8de0"/>
    </style:style>
    <style:style style:name="P59" style:family="paragraph" style:parent-style-name="Standard">
      <style:text-properties officeooo:rsid="000536db" officeooo:paragraph-rsid="0100371d"/>
    </style:style>
    <style:style style:name="P60" style:family="paragraph" style:parent-style-name="Standard">
      <style:text-properties officeooo:rsid="000536db" officeooo:paragraph-rsid="01012e5a"/>
    </style:style>
    <style:style style:name="P61" style:family="paragraph" style:parent-style-name="Standard">
      <style:text-properties officeooo:rsid="000536db" officeooo:paragraph-rsid="00889fd3"/>
    </style:style>
    <style:style style:name="P62" style:family="paragraph" style:parent-style-name="Standard">
      <style:text-properties officeooo:rsid="000536db" officeooo:paragraph-rsid="01148d34"/>
    </style:style>
    <style:style style:name="P63" style:family="paragraph" style:parent-style-name="Standard" style:list-style-name="L1">
      <style:text-properties officeooo:rsid="005fb051" officeooo:paragraph-rsid="000536db"/>
    </style:style>
    <style:style style:name="P64" style:family="paragraph" style:parent-style-name="Standard" style:list-style-name="L2">
      <style:text-properties officeooo:rsid="005fb051" officeooo:paragraph-rsid="000536db"/>
    </style:style>
    <style:style style:name="P65" style:family="paragraph" style:parent-style-name="Standard" style:list-style-name="L2">
      <style:text-properties style:use-window-font-color="true" fo:font-weight="normal" officeooo:rsid="004cb826" officeooo:paragraph-rsid="00aa8019" style:font-weight-asian="normal" style:font-weight-complex="normal"/>
    </style:style>
    <style:style style:name="P66" style:family="paragraph" style:parent-style-name="Standard" style:list-style-name="L7">
      <style:text-properties style:use-window-font-color="true" fo:font-weight="normal" officeooo:rsid="0067a61e" officeooo:paragraph-rsid="0065c672" style:font-weight-asian="normal" style:font-weight-complex="normal"/>
    </style:style>
    <style:style style:name="P67" style:family="paragraph" style:parent-style-name="Standard" style:list-style-name="L8">
      <style:text-properties style:use-window-font-color="true" fo:font-weight="normal" officeooo:rsid="0092d0eb" officeooo:paragraph-rsid="0092d0eb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77" style:family="paragraph" style:parent-style-name="Standard" style:list-style-name="L9">
      <style:text-properties style:use-window-font-color="true" fo:font-weight="normal" officeooo:rsid="00519e97" officeooo:paragraph-rsid="00523d4c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49f41c" officeooo:paragraph-rsid="00e5f580" style:font-weight-asian="normal" style:font-weight-complex="normal"/>
    </style:style>
    <style:style style:name="P81" style:family="paragraph" style:parent-style-name="Standard" style:list-style-name="L2">
      <style:text-properties style:use-window-font-color="true" fo:font-weight="normal" officeooo:rsid="00f45305" officeooo:paragraph-rsid="00f45305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0bd544" officeooo:paragraph-rsid="010d66fb" style:font-weight-asian="normal" style:font-weight-complex="normal"/>
    </style:style>
    <style:style style:name="P83" style:family="paragraph" style:parent-style-name="Standard"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84" style:family="paragraph" style:parent-style-name="Standard"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85" style:family="paragraph" style:parent-style-name="Standard"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86" style:family="paragraph" style:parent-style-name="Standard"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87" style:family="paragraph" style:parent-style-name="Standard">
      <style:text-properties style:use-window-font-color="true" fo:font-size="18pt" fo:font-weight="bold" officeooo:rsid="000536db" officeooo:paragraph-rsid="00e8d70d" style:font-size-asian="18pt" style:font-weight-asian="bold" style:font-size-complex="18pt" style:font-weight-complex="bold"/>
    </style:style>
    <style:style style:name="P88" style:family="paragraph" style:parent-style-name="Standard">
      <style:text-properties style:use-window-font-color="true" fo:font-size="18pt" fo:font-weight="bold" officeooo:rsid="000536db" officeooo:paragraph-rsid="01148d34" style:font-size-asian="18pt" style:font-weight-asian="bold" style:font-size-complex="18pt" style:font-weight-complex="bold"/>
    </style:style>
    <style:style style:name="P89" style:family="paragraph" style:parent-style-name="Standard">
      <style:text-properties style:use-window-font-color="true" style:font-name="Liberation Serif" officeooo:rsid="000536db" officeooo:paragraph-rsid="00e8d70d" fo:background-color="#fff200"/>
    </style:style>
    <style:style style:name="P90" style:family="paragraph" style:parent-style-name="Standard">
      <style:text-properties style:use-window-font-color="true" officeooo:rsid="000536db" officeooo:paragraph-rsid="01110560"/>
    </style:style>
    <style:style style:name="P91" style:family="paragraph" style:parent-style-name="Standard">
      <style:text-properties style:use-window-font-color="true" officeooo:rsid="000536db" officeooo:paragraph-rsid="0112d127"/>
    </style:style>
    <style:style style:name="P92" style:family="paragraph" style:parent-style-name="Standard">
      <style:text-properties style:use-window-font-color="true" officeooo:rsid="000536db" officeooo:paragraph-rsid="0037b975"/>
    </style:style>
    <style:style style:name="P93" style:family="paragraph" style:parent-style-name="Standard">
      <style:text-properties style:use-window-font-color="true" officeooo:rsid="000f11f2" officeooo:paragraph-rsid="0112d127"/>
    </style:style>
    <style:style style:name="P94" style:family="paragraph" style:parent-style-name="Standard">
      <style:text-properties style:use-window-font-color="true" officeooo:rsid="00133c4f" officeooo:paragraph-rsid="009d7dd1"/>
    </style:style>
    <style:style style:name="P95" style:family="paragraph" style:parent-style-name="Standard" style:list-style-name="L13">
      <style:text-properties style:use-window-font-color="true" officeooo:rsid="00133c4f" officeooo:paragraph-rsid="01148d34"/>
    </style:style>
    <style:style style:name="P96" style:family="paragraph" style:parent-style-name="Standard" style:list-style-name="L3">
      <style:text-properties officeooo:rsid="0061b00d" officeooo:paragraph-rsid="000536db"/>
    </style:style>
    <style:style style:name="P97" style:family="paragraph" style:parent-style-name="Standard" style:list-style-name="L4">
      <style:text-properties officeooo:paragraph-rsid="00da0674"/>
    </style:style>
    <style:style style:name="P98" style:family="paragraph" style:parent-style-name="Standard"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99" style:family="paragraph" style:parent-style-name="Standard"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00" style:family="paragraph" style:parent-style-name="Standard" style:list-style-name="L5">
      <style:text-properties officeooo:rsid="001f8a8e" officeooo:paragraph-rsid="002151af"/>
    </style:style>
    <style:style style:name="P101" style:family="paragraph" style:parent-style-name="Standard" style:list-style-name="L6">
      <style:text-properties officeooo:rsid="0069183b" officeooo:paragraph-rsid="000b9a28"/>
    </style:style>
    <style:style style:name="P102" style:family="paragraph" style:parent-style-name="Standard" style:list-style-name="L9">
      <style:text-properties officeooo:paragraph-rsid="00523d4c"/>
    </style:style>
    <style:style style:name="P103" style:family="paragraph" style:parent-style-name="Standard" style:list-style-name="L9">
      <style:text-properties officeooo:paragraph-rsid="005987e4"/>
    </style:style>
    <style:style style:name="P104" style:family="paragraph" style:parent-style-name="Standard" style:list-style-name="L9">
      <style:text-properties officeooo:paragraph-rsid="010b1019"/>
    </style:style>
    <style:style style:name="P105" style:family="paragraph" style:parent-style-name="Standard" style:list-style-name="L10">
      <style:text-properties officeooo:rsid="00d6c9ca" officeooo:paragraph-rsid="00d6c9ca"/>
    </style:style>
    <style:style style:name="P106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07" style:family="paragraph" style:parent-style-name="Standard">
      <style:text-properties fo:font-weight="bold" officeooo:rsid="000536db" officeooo:paragraph-rsid="0107070a" fo:background-color="#000000" style:font-weight-asian="bold" style:font-weight-complex="bold"/>
    </style:style>
    <style:style style:name="P108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09" style:family="paragraph" style:parent-style-name="Standard">
      <style:text-properties fo:font-weight="bold" officeooo:rsid="000536db" officeooo:paragraph-rsid="009d7dd1" style:font-weight-asian="bold" style:font-weight-complex="bold"/>
    </style:style>
    <style:style style:name="P110" style:family="paragraph" style:parent-style-name="Standard" style:list-style-name="L11">
      <style:text-properties officeooo:paragraph-rsid="00eae225"/>
    </style:style>
    <style:style style:name="P111" style:family="paragraph" style:parent-style-name="Standard" style:list-style-name="L12">
      <style:text-properties officeooo:paragraph-rsid="010d66fb"/>
    </style:style>
    <style:style style:name="P112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background-color="#00a65d" loext:char-shading-value="0"/>
    </style:style>
    <style:style style:name="T4" style:family="text">
      <style:text-properties fo:color="#ffffff" officeooo:rsid="00b1756e" fo:background-color="#00a65d" loext:char-shading-value="0"/>
    </style:style>
    <style:style style:name="T5" style:family="text">
      <style:text-properties fo:color="#ffffff" officeooo:rsid="01148d34" fo:background-color="#00a65d" loext:char-shading-value="0"/>
    </style:style>
    <style:style style:name="T6" style:family="text">
      <style:text-properties fo:color="#ffffff" officeooo:rsid="000b9a28" fo:background-color="#a3238e" loext:char-shading-value="0"/>
    </style:style>
    <style:style style:name="T7" style:family="text">
      <style:text-properties fo:color="#ffffff" officeooo:rsid="006cabde" fo:background-color="#a3238e" loext:char-shading-value="0"/>
    </style:style>
    <style:style style:name="T8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5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6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7" style:family="text">
      <style:text-properties fo:color="#ffffff" fo:font-size="18pt" fo:font-weight="bold" officeooo:rsid="000536db" fo:background-color="#00888a" loext:char-shading-value="0" style:font-size-asian="18pt" style:font-weight-asian="bold" style:font-size-complex="18pt" style:font-weight-complex="bold"/>
    </style:style>
    <style:style style:name="T18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9" style:family="text">
      <style:text-properties fo:color="#ffffff" fo:font-size="18pt" fo:font-weight="bold" officeooo:rsid="000536db" fo:background-color="#00a65d" loext:char-shading-value="0" style:font-size-asian="18pt" style:font-weight-asian="bold" style:font-size-complex="18pt" style:font-weight-complex="bold"/>
    </style:style>
    <style:style style:name="T20" style:family="text">
      <style:text-properties fo:color="#ffffff" fo:font-size="18pt" fo:font-weight="bold" officeooo:rsid="00b1756e" fo:background-color="#00a65d" loext:char-shading-value="0" style:font-size-asian="18pt" style:font-weight-asian="bold" style:font-size-complex="18pt" style:font-weight-complex="bold"/>
    </style:style>
    <style:style style:name="T21" style:family="text">
      <style:text-properties fo:color="#ffffff" fo:font-size="18pt" fo:background-color="#00a65d" loext:char-shading-value="0" style:font-size-asian="18pt" style:font-size-complex="18pt"/>
    </style:style>
    <style:style style:name="T22" style:family="text">
      <style:text-properties fo:color="#ffffff" fo:font-size="18pt" officeooo:rsid="00b1756e" fo:background-color="#00a65d" loext:char-shading-value="0" style:font-size-asian="18pt" style:font-size-complex="18pt"/>
    </style:style>
    <style:style style:name="T23" style:family="text">
      <style:text-properties officeooo:rsid="000d1873"/>
    </style:style>
    <style:style style:name="T24" style:family="text">
      <style:text-properties officeooo:rsid="000d55b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d55b2" style:font-weight-asian="normal" style:font-weight-complex="normal"/>
    </style:style>
    <style:style style:name="T27" style:family="text">
      <style:text-properties fo:font-weight="normal" officeooo:rsid="00112f12" style:font-weight-asian="normal" style:font-weight-complex="normal"/>
    </style:style>
    <style:style style:name="T28" style:family="text">
      <style:text-properties fo:font-weight="normal" officeooo:rsid="0014f619" style:font-weight-asian="normal" style:font-weight-complex="normal"/>
    </style:style>
    <style:style style:name="T29" style:family="text">
      <style:text-properties fo:font-weight="normal" officeooo:rsid="002487bd" style:font-weight-asian="normal" style:font-weight-complex="normal"/>
    </style:style>
    <style:style style:name="T30" style:family="text">
      <style:text-properties fo:font-weight="normal" officeooo:rsid="003b6264" style:font-weight-asian="normal" style:font-weight-complex="normal"/>
    </style:style>
    <style:style style:name="T31" style:family="text">
      <style:text-properties fo:font-weight="normal" officeooo:rsid="00629681" style:font-weight-asian="normal" style:font-weight-complex="normal"/>
    </style:style>
    <style:style style:name="T32" style:family="text">
      <style:text-properties fo:font-weight="normal" officeooo:rsid="0065c672" style:font-weight-asian="normal" style:font-weight-complex="normal"/>
    </style:style>
    <style:style style:name="T33" style:family="text">
      <style:text-properties fo:font-weight="normal" officeooo:rsid="0067a61e" style:font-weight-asian="normal" style:font-weight-complex="normal"/>
    </style:style>
    <style:style style:name="T34" style:family="text">
      <style:text-properties fo:font-weight="normal" officeooo:rsid="0092d0eb" style:font-weight-asian="normal" style:font-weight-complex="normal"/>
    </style:style>
    <style:style style:name="T35" style:family="text">
      <style:text-properties fo:font-weight="normal" officeooo:rsid="0090ea56" style:font-weight-asian="normal" style:font-weight-complex="normal"/>
    </style:style>
    <style:style style:name="T36" style:family="text">
      <style:text-properties fo:font-weight="normal" officeooo:rsid="009d7dd1" style:font-weight-asian="normal" style:font-weight-complex="normal"/>
    </style:style>
    <style:style style:name="T37" style:family="text">
      <style:text-properties fo:font-weight="normal" officeooo:rsid="009e5db3" style:font-weight-asian="normal" style:font-weight-complex="normal"/>
    </style:style>
    <style:style style:name="T38" style:family="text">
      <style:text-properties fo:font-weight="normal" officeooo:rsid="00d05bd0" style:font-weight-asian="normal" style:font-weight-complex="normal"/>
    </style:style>
    <style:style style:name="T39" style:family="text">
      <style:text-properties fo:font-weight="normal" officeooo:rsid="00fa8de0" style:font-weight-asian="normal" style:font-weight-complex="normal"/>
    </style:style>
    <style:style style:name="T40" style:family="text">
      <style:text-properties fo:font-weight="normal" officeooo:rsid="0112d127" style:font-weight-asian="normal" style:font-weight-complex="normal"/>
    </style:style>
    <style:style style:name="T41" style:family="text">
      <style:text-properties officeooo:rsid="0019b0ae"/>
    </style:style>
    <style:style style:name="T42" style:family="text">
      <style:text-properties officeooo:rsid="001c8f0e"/>
    </style:style>
    <style:style style:name="T43" style:family="text">
      <style:text-properties officeooo:rsid="001dd985"/>
    </style:style>
    <style:style style:name="T44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5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6" style:family="text">
      <style:text-properties style:use-window-font-color="true" fo:font-size="18pt" fo:font-weight="bold" officeooo:rsid="000536db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style:font-size-asian="18pt" style:font-size-complex="18pt"/>
    </style:style>
    <style:style style:name="T49" style:family="text">
      <style:text-properties style:use-window-font-color="true" fo:font-size="18pt" officeooo:rsid="00730ae3" style:font-size-asian="18pt" style:font-size-complex="18pt"/>
    </style:style>
    <style:style style:name="T50" style:family="text">
      <style:text-properties style:use-window-font-color="true" fo:font-size="18pt" officeooo:rsid="006c5860" style:font-size-asian="18pt" style:font-size-complex="18pt"/>
    </style:style>
    <style:style style:name="T51" style:family="text">
      <style:text-properties style:use-window-font-color="true" fo:font-size="18pt" officeooo:rsid="00712819" style:font-size-asian="18pt" style:font-size-complex="18pt"/>
    </style:style>
    <style:style style:name="T52" style:family="text">
      <style:text-properties style:use-window-font-color="true" fo:font-size="18pt" officeooo:rsid="0107070a" style:font-size-asian="18pt" style:font-size-complex="18pt"/>
    </style:style>
    <style:style style:name="T53" style:family="text">
      <style:text-properties style:use-window-font-color="true" fo:font-size="18pt" fo:background-color="#000000" loext:char-shading-value="0" style:font-size-asian="18pt" style:font-size-complex="18pt"/>
    </style:style>
    <style:style style:name="T54" style:family="text">
      <style:text-properties style:use-window-font-color="true" fo:font-size="18pt" officeooo:rsid="009d7dd1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fo:font-weight="normal" officeooo:rsid="00133c4f" fo:background-color="#00888a" loext:char-shading-value="0" style:font-size-asian="18pt" style:font-weight-asian="normal" style:font-size-complex="18pt" style:font-weight-complex="normal"/>
    </style:style>
    <style:style style:name="T58" style:family="text">
      <style:text-properties style:use-window-font-color="true" fo:font-weight="normal" officeooo:rsid="00133c4f" style:font-weight-asian="normal" style:font-weight-complex="normal"/>
    </style:style>
    <style:style style:name="T59" style:family="text">
      <style:text-properties style:use-window-font-color="true" fo:font-weight="normal" officeooo:rsid="000536db" style:font-weight-asian="normal" style:font-weight-complex="normal"/>
    </style:style>
    <style:style style:name="T60" style:family="text">
      <style:text-properties style:use-window-font-color="true" fo:font-weight="normal" officeooo:rsid="00523d4c" style:font-weight-asian="normal" style:font-weight-complex="normal"/>
    </style:style>
    <style:style style:name="T61" style:family="text">
      <style:text-properties style:use-window-font-color="true" fo:font-weight="normal" officeooo:rsid="00eae225" style:font-weight-asian="normal" style:font-weight-complex="normal"/>
    </style:style>
    <style:style style:name="T62" style:family="text">
      <style:text-properties style:use-window-font-color="true" fo:font-weight="normal" officeooo:rsid="010d5329" style:font-weight-asian="normal" style:font-weight-complex="normal"/>
    </style:style>
    <style:style style:name="T63" style:family="text">
      <style:text-properties style:use-window-font-color="true" fo:font-weight="normal" officeooo:rsid="010bd544" style:font-weight-asian="normal" style:font-weight-complex="normal"/>
    </style:style>
    <style:style style:name="T64" style:family="text">
      <style:text-properties style:use-window-font-color="true" fo:font-weight="normal" officeooo:rsid="010d66fb" style:font-weight-asian="normal" style:font-weight-complex="normal"/>
    </style:style>
    <style:style style:name="T65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66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67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68" style:family="text">
      <style:text-properties officeooo:rsid="001f8a8e"/>
    </style:style>
    <style:style style:name="T69" style:family="text">
      <style:text-properties fo:font-style="italic" officeooo:rsid="0026669f" style:font-style-asian="italic" style:font-style-complex="italic"/>
    </style:style>
    <style:style style:name="T70" style:family="text">
      <style:text-properties fo:font-style="italic" officeooo:rsid="0027a04b" style:font-style-asian="italic" style:font-style-complex="italic"/>
    </style:style>
    <style:style style:name="T71" style:family="text">
      <style:text-properties fo:font-style="italic" officeooo:rsid="00289c0a" style:font-style-asian="italic" style:font-style-complex="italic"/>
    </style:style>
    <style:style style:name="T72" style:family="text">
      <style:text-properties fo:font-style="italic" officeooo:rsid="002a87d4" style:font-style-asian="italic" style:font-style-complex="italic"/>
    </style:style>
    <style:style style:name="T73" style:family="text">
      <style:text-properties fo:font-style="italic" officeooo:rsid="002da6db" style:font-style-asian="italic" style:font-style-complex="italic"/>
    </style:style>
    <style:style style:name="T74" style:family="text">
      <style:text-properties fo:font-style="italic" officeooo:rsid="00351cf3" style:font-style-asian="italic" style:font-style-complex="italic"/>
    </style:style>
    <style:style style:name="T75" style:family="text">
      <style:text-properties fo:font-style="italic" officeooo:rsid="003f415d" style:font-style-asian="italic" style:font-style-complex="italic"/>
    </style:style>
    <style:style style:name="T76" style:family="text">
      <style:text-properties fo:font-style="normal" officeooo:rsid="0026669f" style:font-style-asian="normal" style:font-style-complex="normal"/>
    </style:style>
    <style:style style:name="T77" style:family="text">
      <style:text-properties fo:font-style="normal" officeooo:rsid="003f415d" style:font-style-asian="normal" style:font-style-complex="normal"/>
    </style:style>
    <style:style style:name="T78" style:family="text">
      <style:text-properties fo:font-style="normal" officeooo:rsid="004225e0" style:font-style-asian="normal" style:font-style-complex="normal"/>
    </style:style>
    <style:style style:name="T79" style:family="text">
      <style:text-properties fo:font-style="normal" officeooo:rsid="005f1aff" style:font-style-asian="normal" style:font-style-complex="normal"/>
    </style:style>
    <style:style style:name="T80" style:family="text">
      <style:text-properties fo:font-style="normal" officeooo:rsid="00b59175" style:font-style-asian="normal" style:font-style-complex="normal"/>
    </style:style>
    <style:style style:name="T81" style:family="text">
      <style:text-properties fo:font-style="normal" officeooo:rsid="00d8b48b" style:font-style-asian="normal" style:font-style-complex="normal"/>
    </style:style>
    <style:style style:name="T82" style:family="text">
      <style:text-properties fo:font-style="normal" officeooo:rsid="00d8c9af" style:font-style-asian="normal" style:font-style-complex="normal"/>
    </style:style>
    <style:style style:name="T83" style:family="text">
      <style:text-properties fo:font-style="normal" officeooo:rsid="00d997f7" style:font-style-asian="normal" style:font-style-complex="normal"/>
    </style:style>
    <style:style style:name="T84" style:family="text">
      <style:text-properties fo:font-style="normal" officeooo:rsid="00da0674" style:font-style-asian="normal" style:font-style-complex="normal"/>
    </style:style>
    <style:style style:name="T85" style:family="text">
      <style:text-properties fo:font-style="normal" officeooo:rsid="00ee311b" style:font-style-asian="normal" style:font-style-complex="normal"/>
    </style:style>
    <style:style style:name="T86" style:family="text">
      <style:text-properties officeooo:rsid="0028adf9"/>
    </style:style>
    <style:style style:name="T87" style:family="text">
      <style:text-properties officeooo:rsid="002a87d4"/>
    </style:style>
    <style:style style:name="T88" style:family="text">
      <style:text-properties officeooo:rsid="002da6db"/>
    </style:style>
    <style:style style:name="T89" style:family="text">
      <style:text-properties officeooo:rsid="00351cf3"/>
    </style:style>
    <style:style style:name="T90" style:family="text">
      <style:text-properties officeooo:rsid="003f415d"/>
    </style:style>
    <style:style style:name="T91" style:family="text">
      <style:text-properties officeooo:rsid="0042d9cf"/>
    </style:style>
    <style:style style:name="T92" style:family="text">
      <style:text-properties officeooo:rsid="00456193"/>
    </style:style>
    <style:style style:name="T93" style:family="text">
      <style:text-properties officeooo:rsid="004b0dcd"/>
    </style:style>
    <style:style style:name="T94" style:family="text">
      <style:text-properties officeooo:rsid="004fe06e"/>
    </style:style>
    <style:style style:name="T95" style:family="text">
      <style:text-properties officeooo:rsid="0059bb50"/>
    </style:style>
    <style:style style:name="T96" style:family="text">
      <style:text-properties officeooo:rsid="005d4a0c"/>
    </style:style>
    <style:style style:name="T97" style:family="text">
      <style:text-properties officeooo:rsid="00629681"/>
    </style:style>
    <style:style style:name="T98" style:family="text">
      <style:text-properties style:text-underline-style="none" fo:font-weight="normal" officeooo:rsid="00629681" style:font-weight-asian="normal" style:font-weight-complex="normal"/>
    </style:style>
    <style:style style:name="T99" style:family="text">
      <style:text-properties fo:font-variant="normal" fo:text-transform="none" fo:color="#252525" fo:letter-spacing="normal" fo:font-style="normal" fo:font-weight="normal"/>
    </style:style>
    <style:style style:name="T100" style:family="text">
      <style:text-properties officeooo:rsid="000536db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03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04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05" style:family="text">
      <style:text-properties fo:font-size="18pt" fo:font-weight="bold" officeooo:rsid="00629681" style:font-size-asian="18pt" style:font-weight-asian="bold" style:font-size-complex="18pt" style:font-weight-complex="bold"/>
    </style:style>
    <style:style style:name="T106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07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08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09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10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11" style:family="text">
      <style:text-properties fo:font-size="18pt" fo:font-weight="bold" fo:background-color="#f58220" loext:char-shading-value="0" style:font-size-asian="18pt" style:font-weight-asian="bold" style:font-size-complex="18pt" style:font-weight-complex="bold"/>
    </style:style>
    <style:style style:name="T112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13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14" style:family="text">
      <style:text-properties officeooo:rsid="006da768"/>
    </style:style>
    <style:style style:name="T115" style:family="text">
      <style:text-properties officeooo:rsid="007b9fa7"/>
    </style:style>
    <style:style style:name="T116" style:family="text">
      <style:text-properties officeooo:rsid="007e9865"/>
    </style:style>
    <style:style style:name="T117" style:family="text">
      <style:text-properties officeooo:rsid="008b4de2"/>
    </style:style>
    <style:style style:name="T118" style:family="text">
      <style:text-properties officeooo:rsid="008ec20e"/>
    </style:style>
    <style:style style:name="T119" style:family="text">
      <style:text-properties officeooo:rsid="0090ea56"/>
    </style:style>
    <style:style style:name="T120" style:family="text">
      <style:text-properties officeooo:rsid="00a0adab"/>
    </style:style>
    <style:style style:name="T121" style:family="text">
      <style:text-properties officeooo:rsid="00a7ea16"/>
    </style:style>
    <style:style style:name="T122" style:family="text">
      <style:text-properties officeooo:rsid="00ab7f6d"/>
    </style:style>
    <style:style style:name="T123" style:family="text">
      <style:text-properties officeooo:rsid="00ad1cdd"/>
    </style:style>
    <style:style style:name="T124" style:family="text">
      <style:text-properties officeooo:rsid="00b968a7"/>
    </style:style>
    <style:style style:name="T125" style:family="text">
      <style:text-properties officeooo:rsid="00c22c8a"/>
    </style:style>
    <style:style style:name="T126" style:family="text">
      <style:text-properties officeooo:rsid="00c733bd"/>
    </style:style>
    <style:style style:name="T127" style:family="text">
      <style:text-properties officeooo:rsid="00ca43d5"/>
    </style:style>
    <style:style style:name="T128" style:family="text">
      <style:text-properties officeooo:rsid="00d478c8"/>
    </style:style>
    <style:style style:name="T129" style:family="text">
      <style:text-properties officeooo:rsid="00d6488e"/>
    </style:style>
    <style:style style:name="T130" style:family="text">
      <style:text-properties officeooo:rsid="00d6c9ca"/>
    </style:style>
    <style:style style:name="T131" style:family="text">
      <style:text-properties officeooo:rsid="00d8b48b"/>
    </style:style>
    <style:style style:name="T132" style:family="text">
      <style:text-properties officeooo:rsid="00dbff37"/>
    </style:style>
    <style:style style:name="T133" style:family="text">
      <style:text-properties officeooo:rsid="00df8450"/>
    </style:style>
    <style:style style:name="T134" style:family="text">
      <style:text-properties fo:language="ru" fo:country="RU" officeooo:rsid="004b7520"/>
    </style:style>
    <style:style style:name="T135" style:family="text">
      <style:text-properties officeooo:rsid="00eae225"/>
    </style:style>
    <style:style style:name="T136" style:family="text">
      <style:text-properties officeooo:rsid="00f5afd9"/>
    </style:style>
    <style:style style:name="T137" style:family="text">
      <style:text-properties officeooo:rsid="00fbcc03"/>
    </style:style>
    <style:style style:name="T138" style:family="text">
      <style:text-properties officeooo:rsid="01012e5a"/>
    </style:style>
    <style:style style:name="T139" style:family="text">
      <style:text-properties officeooo:rsid="0102a20d"/>
    </style:style>
    <style:style style:name="T140" style:family="text">
      <style:text-properties officeooo:rsid="0107070a"/>
    </style:style>
    <style:style style:name="T141" style:family="text">
      <style:text-properties officeooo:rsid="01085417"/>
    </style:style>
    <style:style style:name="T142" style:family="text">
      <style:text-properties officeooo:rsid="010bd544"/>
    </style:style>
    <style:style style:name="T143" style:family="text">
      <style:text-properties officeooo:rsid="010d5329"/>
    </style:style>
    <style:style style:name="T144" style:family="text">
      <style:text-properties officeooo:rsid="010d66fb"/>
    </style:style>
    <style:style style:name="T145" style:family="text">
      <style:text-properties officeooo:rsid="01110560"/>
    </style:style>
    <style:style style:name="T146" style:family="text">
      <style:text-properties officeooo:rsid="0112d127"/>
    </style:style>
    <style:style style:name="T147" style:family="text">
      <style:text-properties officeooo:rsid="01148d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------------------------------ <text:span text:style-name="T116">Programming languages</text:span> -----------------------------</text:p>
      <text:p text:style-name="P48"><text:span text:style-name="T101"><text:s/>J</text:span><text:span text:style-name="T104">ava</text:span><text:span text:style-name="T101">S</text:span><text:span text:style-name="T104">cript</text:span><text:span text:style-name="T101"> </text:span></text:p>
      <text:p text:style-name="P13"><text:span text:style-name="T68">→ </text:span>types</text:p>
      <text:p text:style-name="P13"><text:span text:style-name="T68">→ </text:span>Promises</text:p>
      <text:list xml:id="list1643883671" text:style-name="L1">
        <text:list-item>
          <text:p text:style-name="P63">what is Promises? How to work with it?</text:p>
        </text:list-item>
        <text:list-item>
          <text:p text:style-name="P63">how to create Promise.all() by Promises?</text:p>
        </text:list-item>
      </text:list>
      <text:list xml:id="list2626980381" text:style-name="L2">
        <text:list-item>
          <text:p text:style-name="P64">how to create Promise.all by callbacks?</text:p>
        </text:list-item>
        <text:list-item>
          <text:p text:style-name="P65"><text:span text:style-name="T122">w</text:span>hat is “Blue-Bird”? How to work with that?</text:p>
        </text:list-item>
        <text:list-item>
          <text:p text:style-name="P81">How Promises work in the JS black box? (~ ‘Q’, ‘Blue-Bird’)</text:p>
        </text:list-item>
      </text:list>
      <text:p text:style-name="P57"><text:span text:style-name="T68">→ how modules work?</text:span></text:p>
      <text:p text:style-name="P57"><text:span text:style-name="T68">→ </text:span></text:p>
      <text:p text:style-name="P57"><text:span text:style-name="T68">→ “long pulling”</text:span></text:p>
      <text:p text:style-name="P57">→ Prototypes (prototype)</text:p>
      <text:list xml:id="list144580905" text:style-name="L3">
        <text:list-item>
          <text:p text:style-name="P96">how to add the function to some string by prototype (“hello”.run() → Hello is running)?</text:p>
        </text:list-item>
      </text:list>
      <text:p text:style-name="P5">→ <text:span text:style-name="T41">class / Extends / Implement / super()</text:span></text:p>
      <text:p text:style-name="P1">→ <text:span text:style-name="T2">context / this</text:span></text:p>
      <text:p text:style-name="P1">→ <text:span text:style-name="T42">WebWorkers</text:span></text:p>
      <text:p text:style-name="P1">→ <text:span text:style-name="T43">server side Event</text:span></text:p>
      <text:p text:style-name="P25">→ <text:span text:style-name="T69">function</text:span><text:span text:style-name="T76"> </text:span><text:span text:style-name="T82">||</text:span><text:span text:style-name="T76"> </text:span><text:span text:style-name="T69">arrow function</text:span></text:p>
      <text:p text:style-name="P24">→ <text:span text:style-name="T70">var</text:span><text:span text:style-name="T76"> </text:span><text:span text:style-name="T81">||</text:span><text:span text:style-name="T76"> </text:span><text:span text:style-name="T70">let</text:span><text:span text:style-name="T76"> </text:span><text:span text:style-name="T81">||</text:span><text:span text:style-name="T76"> </text:span><text:span text:style-name="T70">const</text:span></text:p>
      <text:p text:style-name="P24">→ <text:span text:style-name="T71">apply</text:span><text:span text:style-name="T76"> </text:span><text:span text:style-name="T81">||</text:span><text:span text:style-name="T76"> </text:span><text:span text:style-name="T71">bind</text:span><text:span text:style-name="T76"> </text:span><text:span text:style-name="T81">||</text:span><text:span text:style-name="T76"> </text:span><text:span text:style-name="T71">call</text:span></text:p>
      <text:p text:style-name="P24">→ <text:span text:style-name="T131">could we bind some context to the arrow function? How and why?</text:span></text:p>
      <text:p text:style-name="P24">→ <text:span text:style-name="T86">currying</text:span></text:p>
      <text:p text:style-name="P24">→ <text:span text:style-name="T87">generators</text:span></text:p>
      <text:p text:style-name="P3">→ <text:span text:style-name="T87">object (what is it?)</text:span></text:p>
      <text:p text:style-name="P4">→ <text:span text:style-name="T72">Map</text:span><text:span text:style-name="T87"> || </text:span><text:span text:style-name="T72">Set</text:span><text:span text:style-name="T87"> || </text:span><text:span text:style-name="T72">WeakMap</text:span><text:span text:style-name="T87"> || </text:span><text:span text:style-name="T72">WeakSet</text:span></text:p>
      <text:p text:style-name="P3">→ <text:span text:style-name="T88">WebSockets (“</text:span><text:span text:style-name="T73">Where did you use that</text:span><text:span text:style-name="T88">?”, “</text:span><text:span text:style-name="T73">How does it work</text:span><text:span text:style-name="T88">?”)</text:span></text:p>
      <text:p text:style-name="P1">→ <text:span text:style-name="T74">sync</text:span><text:span text:style-name="T89"> vs </text:span><text:span text:style-name="T74">async</text:span><text:span text:style-name="T89"> functions</text:span></text:p>
      <text:p text:style-name="P1">→ <text:span text:style-name="T90">Error (“</text:span><text:span text:style-name="T75">How does it work?</text:span><text:span text:style-name="T77">”)</text:span></text:p>
      <text:p text:style-name="P1"><text:span text:style-name="T78">→ </text:span><text:span text:style-name="T79">What is High Order Functions?</text:span></text:p>
      <text:p text:style-name="P17"><text:span text:style-name="T77">→ </text:span><text:span text:style-name="T78">Event </text:span><text:span text:style-name="T80">Loop</text:span></text:p>
      <text:list xml:id="list4221269239" text:style-name="L4">
        <text:list-item>
          <text:p text:style-name="P97"><text:span text:style-name="T77">what</text:span><text:span text:style-name="T84"> is </text:span><text:span text:style-name="T85">Event Loop</text:span><text:span text:style-name="T84"> moves to the Stack (result/function)?</text:span></text:p>
        </text:list-item>
      </text:list>
      <text:p text:style-name="P26"><text:span text:style-name="T77">→ </text:span><text:span text:style-name="T83">OOP in JavaScript</text:span></text:p>
      <text:p text:style-name="P69">→ </text:p>
      <text:p text:style-name="P89"><text:span text:style-name="T101"><text:s/></text:span><text:span text:style-name="T105">T</text:span><text:span text:style-name="T104">ype</text:span><text:span text:style-name="T105">S</text:span><text:span text:style-name="T104">cript</text:span><text:span text:style-name="T101"> </text:span></text:p>
      <text:p text:style-name="P49">→ <text:span text:style-name="T99">Advantages and disadvantages</text:span>?</text:p>
      <text:p text:style-name="P50">→ <text:span text:style-name="T97">what is ‘generics’?</text:span></text:p>
      <text:p text:style-name="P10">→ <text:span text:style-name="T97">how to use ‘</text:span><text:span text:style-name="T98">Implements’</text:span><text:span text:style-name="T31">?</text:span></text:p>
      <text:p text:style-name="P69">→ </text:p>
      <text:p text:style-name="P106"><text:span text:style-name="T48">---------------------------------------- </text:span><text:span text:style-name="T51">Back End</text:span><text:span text:style-name="T48"> --------------------------------------</text:span></text:p>
      <text:p text:style-name="P98"><text:s/>Node.js </text:p>
      <text:p text:style-name="P1">→ «How Node.<text:span text:style-name="T23">js</text:span> works» (V8, LibUv)</text:p>
      <text:p text:style-name="P1">→ LibUv responsibilities</text:p>
      <text:p text:style-name="P1">→ Streams (why Stream)</text:p>
      <text:p text:style-name="P1">→ <text:span text:style-name="T1">Runtime Events</text:span></text:p>
      <text:p text:style-name="P1">→ <text:span text:style-name="T1">Event Emitter</text:span></text:p>
      <text:p text:style-name="P1">→ <text:span text:style-name="T1">Error Handler (what must happened if it will not work)</text:span></text:p>
      <text:p text:style-name="P1">→ <text:span text:style-name="T1">worker thread / child-process</text:span></text:p>
      <text:p text:style-name="P40"><text:tab/>* we must move specific function to the child-process and kill it when everything will be done</text:p>
      <text:p text:style-name="P1">→ <text:span text:style-name="T2">REST</text:span></text:p>
      <text:p text:style-name="P2">→ <text:span text:style-name="T68">modules</text:span></text:p>
      <text:list xml:id="list1028642836" text:style-name="L5">
        <text:list-item>
          <text:p text:style-name="P100">How does it created?</text:p>
        </text:list-item>
        <text:list-item>
          <text:p text:style-name="P100">How we can get access to the variables __dirname, __filename?</text:p>
        </text:list-item>
      </text:list>
      <text:p text:style-name="P9">→ <text:span text:style-name="T95">What are the patterns used for Node.js?</text:span></text:p>
      <text:p text:style-name="P9"><text:tab/>* <text:span text:style-name="T95">Observable</text:span></text:p>
      <text:p text:style-name="P8">→ <text:span text:style-name="T96">New features in Node.js?</text:span></text:p>
      <text:p text:style-name="P18">→ <text:span text:style-name="T128">What server will do after endpoint finished (finish/waiting)?</text:span></text:p>
      <text:p text:style-name="P18"><text:tab/>* <text:span text:style-name="T124">stop</text:span></text:p>
      <text:p text:style-name="P27"><text:soft-page-break/>→ <text:span text:style-name="T132">How to block I/O in Node.js?</text:span></text:p>
      <text:p text:style-name="P28">→ <text:span text:style-name="T133">Event Demultiplexer?</text:span></text:p>
      <text:p text:style-name="P70">→ <text:span text:style-name="T135">JWT</text:span></text:p>
      <text:list xml:id="list2907816449" text:style-name="L11">
        <text:list-item>
          <text:p text:style-name="P110"><text:span text:style-name="T61">const &amp; pros</text:span></text:p>
        </text:list-item>
        <text:list-item>
          <text:p text:style-name="P110"><text:span text:style-name="T61">why should we use ‘</text:span><text:span text:style-name="T67">Bearer </text:span><text:span text:style-name="T61">’</text:span></text:p>
        </text:list-item>
      </text:list>
      <text:p text:style-name="P73">→ <text:span text:style-name="T139">How to implement Authentication?</text:span></text:p>
      <text:p text:style-name="P112">→ <text:span text:style-name="T147">Security</text:span></text:p>
      <text:list xml:id="list761664572" text:style-name="L13">
        <text:list-item>
          <text:p text:style-name="P95"><text:span text:style-name="T36">how to project your application</text:span><text:span text:style-name="T35">?</text:span></text:p>
        </text:list-item>
        <text:list-item>
          <text:p text:style-name="P95"><text:span text:style-name="T37">OWASP Top 10</text:span><text:span text:style-name="T35">?</text:span></text:p>
        </text:list-item>
      </text:list>
      <text:p text:style-name="P88"><text:span text:style-name="T3"><text:s/></text:span><text:span text:style-name="T5">Go</text:span><text:span text:style-name="T3"> </text:span></text:p>
      <text:p text:style-name="P62">→ </text:p>
      <text:p text:style-name="P62"><text:span text:style-name="T18"><text:s/></text:span><text:span text:style-name="T20">Python</text:span><text:span text:style-name="T18"> </text:span></text:p>
      <text:p text:style-name="P16">→ </text:p>
      <text:p text:style-name="P51"><text:span text:style-name="T48">--------------------------------------- </text:span><text:span text:style-name="T50">Data Bases </text:span><text:span text:style-name="T48">-------------------------------------</text:span></text:p>
      <text:p text:style-name="P20">→ <text:span text:style-name="T115">what’s database better to choose? Why?</text:span></text:p>
      <text:p text:style-name="P20">→ <text:span text:style-name="T126">difference between Sql and NoSql databases?</text:span></text:p>
      <text:p text:style-name="P69">→ </text:p>
      <text:p text:style-name="P99"><text:s/>SQL </text:p>
      <text:p text:style-name="P11">→ <text:span text:style-name="T24">transactions:</text:span></text:p>
      <text:list xml:id="list3765363626" text:style-name="L6">
        <text:list-item>
          <text:p text:style-name="P101">different levels of accessibility in transactions? (read/write etc.)</text:p>
        </text:list-item>
        <text:list-item>
          <text:p text:style-name="P101">methods for working with transactions?</text:p>
        </text:list-item>
      </text:list>
      <text:p text:style-name="P19">→ <text:span text:style-name="T24">operator ‘have’ ?</text:span></text:p>
      <text:p text:style-name="P19">→ <text:span text:style-name="T125">what is the command do we need to use for investigating of sql query?</text:span></text:p>
      <text:p text:style-name="P19">→ <text:span text:style-name="T24">types of ‘</text:span><text:span text:style-name="T26">constrains’(primary key, unique key, …?)</text:span></text:p>
      <text:p text:style-name="P58"><text:span text:style-name="T26">→ </text:span><text:span text:style-name="T30">‘partitioning’ </text:span><text:span text:style-name="T39">|| </text:span><text:span text:style-name="T30">‘</text:span><text:span text:style-name="T39">sharding</text:span><text:span text:style-name="T30">’ </text:span><text:span text:style-name="T39">|| ‘replication’</text:span><text:span text:style-name="T30">?</text:span></text:p>
      <text:p text:style-name="P72">→ <text:span text:style-name="T137">how to migrate from ‘clean queries’ to ‘’?</text:span></text:p>
      <text:p text:style-name="P72">→ <text:span text:style-name="T138">difference between MySQL and PostgreSQL?</text:span></text:p>
      <text:p text:style-name="P60"><text:span text:style-name="T14"><text:s/></text:span><text:span text:style-name="T15">No SQL</text:span><text:span text:style-name="T14"> </text:span></text:p>
      <text:p text:style-name="P21">→ <text:span text:style-name="T117">is transactions exist in NoSQL database?</text:span></text:p>
      <text:p text:style-name="P21">→ <text:span text:style-name="T127">how to create JOIN in MongoDB?</text:span></text:p>
      <text:p text:style-name="P59">→ <text:span text:style-name="T127">what is the difference in usage of clean MongoDB API and Mongoose?</text:span></text:p>
      <text:p text:style-name="P69">→ </text:p>
      <text:p text:style-name="P56"><text:span text:style-name="T14"><text:s/></text:span><text:span text:style-name="T16">GraphDB</text:span><text:span text:style-name="T14"> </text:span></text:p>
      <text:p text:style-name="P15">→ <text:span text:style-name="T123">what is it?</text:span></text:p>
      <text:p text:style-name="P15">→ <text:span text:style-name="T123">how to work with Graph database?</text:span></text:p>
      <text:p text:style-name="P15">→ <text:span text:style-name="T123">what is the cons and pros of using such database?</text:span></text:p>
      <text:p text:style-name="P69">→ </text:p>
      <text:p text:style-name="P87"><text:span text:style-name="T6"><text:s/></text:span><text:span text:style-name="T7">Redis</text:span><text:span text:style-name="T6"> </text:span></text:p>
      <text:p text:style-name="P12">→ <text:span text:style-name="T114">how to work with Redis?</text:span></text:p>
      <text:p text:style-name="P69">→ </text:p>
      <text:p text:style-name="P106"><text:span text:style-name="T48">--------------------------------------- </text:span><text:span text:style-name="T49">Front End</text:span><text:span text:style-name="T50"> </text:span><text:span text:style-name="T48">--------------------------------------</text:span></text:p>
      <text:p text:style-name="P46"><text:s/>Front-end </text:p>
      <text:p text:style-name="P30">→ <text:span text:style-name="T92">difference between Observable and Promise</text:span></text:p>
      <text:p text:style-name="P69">→ </text:p>
      <text:p text:style-name="P83"><text:s/>React.js </text:p>
      <text:p text:style-name="P43"><text:span text:style-name="T25">→ </text:span><text:span text:style-name="T28">life cycle</text:span></text:p>
      <text:p text:style-name="P44"><text:span text:style-name="T28">→ </text:span><text:span text:style-name="T32">life cycle method for catching and handling errors?</text:span></text:p>
      <text:p text:style-name="P44"><text:span text:style-name="T32">→ </text:span><text:span text:style-name="T33">difference between client-side rendering and back-side rendering?</text:span></text:p>
      <text:list xml:id="list410086234" text:style-name="L7">
        <text:list-item>
          <text:p text:style-name="P66">how back-side rendering works?</text:p>
        </text:list-item>
      </text:list>
      <text:p text:style-name="P44"><text:span text:style-name="T32">→ </text:span><text:span text:style-name="T34">react hooks:</text:span></text:p>
      <text:list xml:id="list1256981505" text:style-name="L8">
        <text:list-item>
          <text:p text:style-name="P67">how to use it?</text:p>
        </text:list-item>
      </text:list>
      <text:p text:style-name="P68">→ </text:p>
      <text:p text:style-name="P41"><text:soft-page-break/><text:span text:style-name="T112"><text:s/>Redux</text:span><text:span text:style-name="T113"> </text:span></text:p>
      <text:p text:style-name="P41"><text:span text:style-name="T26">→ </text:span><text:span text:style-name="T27">Is Redux sync or async?</text:span></text:p>
      <text:p text:style-name="P69">→ </text:p>
      <text:p text:style-name="P84"><text:s/><text:span text:style-name="T145">Vue</text:span> </text:p>
      <text:p text:style-name="P90"><text:span text:style-name="T26">→ </text:span></text:p>
      <text:p text:style-name="P84"><text:s/><text:span text:style-name="T145">Vuex</text:span> </text:p>
      <text:p text:style-name="P90"><text:span text:style-name="T26">→ </text:span></text:p>
      <text:p text:style-name="P85"><text:s/><text:span text:style-name="T146">Angular 2+</text:span> </text:p>
      <text:p text:style-name="P91"><text:span text:style-name="T26">→ </text:span><text:span text:style-name="T40">Angular Zone?</text:span></text:p>
      <text:p text:style-name="P93"><text:span text:style-name="T111"><text:s/>GraphQL</text:span></text:p>
      <text:p text:style-name="P42"><text:span text:style-name="T26">→ </text:span><text:span text:style-name="T38">cons and pros</text:span><text:span text:style-name="T27">?</text:span></text:p>
      <text:p text:style-name="P69">→ </text:p>
      <text:p text:style-name="P83"><text:s/>Webpack <text:s/>+ <text:s/>Babel </text:p>
      <text:p text:style-name="P39"><text:span text:style-name="T26">→ </text:span><text:span text:style-name="T29">What do they do?</text:span></text:p>
      <text:p text:style-name="P37">→ How do they work?</text:p>
      <text:p text:style-name="P38">→ How <text:span text:style-name="T118">to configure the webpack</text:span>?</text:p>
      <text:p text:style-name="P71">→ <text:span text:style-name="T136">How does it work?</text:span></text:p>
      <text:p text:style-name="P71">→ </text:p>
      <text:p text:style-name="P107"><text:span text:style-name="T48">----------------------------------------- </text:span><text:span text:style-name="T52">Mobile</text:span><text:span text:style-name="T50"> </text:span><text:span text:style-name="T48">----------------------------------------</text:span></text:p>
      <text:p text:style-name="P86"><text:s/><text:span text:style-name="T140">React Native</text:span> </text:p>
      <text:p text:style-name="P74">→ </text:p>
      <text:p text:style-name="P86"><text:s/><text:span text:style-name="T141">Ionic</text:span> </text:p>
      <text:p text:style-name="P74">→ </text:p>
      <text:p text:style-name="P108"><text:span text:style-name="T53">---------------------------------------- </text:span><text:span text:style-name="T55">Unit Tests</text:span><text:span text:style-name="T56"> </text:span><text:span text:style-name="T53">-------------------------------------</text:span></text:p>
      <text:p text:style-name="P22">→ <text:span text:style-name="T129">what frameworks do you use?</text:span></text:p>
      <text:p text:style-name="P22">→ </text:p>
      <text:p text:style-name="P22"><text:span text:style-name="T44">---------------------------------------- </text:span><text:span text:style-name="T45">DevOps</text:span><text:span text:style-name="T44"> ----------------------------------------</text:span></text:p>
      <text:p text:style-name="P52"><text:span text:style-name="T102"><text:s/></text:span><text:span text:style-name="T106">Git</text:span><text:span text:style-name="T103"> </text:span></text:p>
      <text:p text:style-name="P33">→ <text:span text:style-name="T119">what is better to use ‘merge’ or ‘rebase’?</text:span></text:p>
      <text:p text:style-name="P32">→ </text:p>
      <text:p text:style-name="P52"><text:span text:style-name="T102"><text:s/></text:span><text:span text:style-name="T106">AWS</text:span><text:span text:style-name="T103"> </text:span></text:p>
      <text:p text:style-name="P33">→ </text:p>
      <text:p text:style-name="P54"><text:span text:style-name="T107"><text:s/></text:span><text:span text:style-name="T110">CI/CD</text:span><text:span text:style-name="T109"> </text:span></text:p>
      <text:p text:style-name="P33">→ </text:p>
      <text:p text:style-name="P53"><text:span text:style-name="T107"><text:s/></text:span><text:span text:style-name="T108">Docker</text:span><text:span text:style-name="T109"> </text:span></text:p>
      <text:p text:style-name="P34">→ </text:p>
      <text:p text:style-name="P109"><text:span text:style-name="T53">------------------------------------- Architecture -------------------------------------</text:span></text:p>
      <text:p text:style-name="P76">→ <text:span text:style-name="T94">Design Patterns</text:span></text:p>
      <text:list xml:id="list3217443332" text:style-name="L12">
        <text:list-item>
          <text:p text:style-name="P111"><text:span text:style-name="T62">Observable, </text:span><text:span text:style-name="T63">Singleton</text:span><text:span text:style-name="T62">, Decorator, Factory, </text:span><text:span text:style-name="T64">F</text:span><text:span text:style-name="T62">acade, Strategy, Repository, Adapter, </text:span><text:span text:style-name="T64">Reactor</text:span><text:span text:style-name="T62"> </text:span><text:span text:style-name="T64">etc.</text:span></text:p>
        </text:list-item>
      </text:list>
      <text:p text:style-name="P31">→ microservices?</text:p>
      <text:list xml:id="list182558767" text:style-name="L9">
        <text:list-item>
          <text:p text:style-name="P102"><text:span text:style-name="T58">pros </text:span><text:span text:style-name="T60">&amp;</text:span><text:span text:style-name="T58"> cons </text:span><text:span text:style-name="T60">of microservices?</text:span></text:p>
        </text:list-item>
        <text:list-item>
          <text:p text:style-name="P77">how microservices work?</text:p>
        </text:list-item>
        <text:list-item>
          <text:p text:style-name="P103"><text:span text:style-name="T60">how to create microservices by with </text:span><text:span text:style-name="T65">gRPC / protobuf</text:span><text:span text:style-name="T66">?</text:span></text:p>
        </text:list-item>
        <text:list-item>
          <text:p text:style-name="P104"><text:span text:style-name="T59">to what level we should create “microservices”?</text:span></text:p>
        </text:list-item>
        <text:list-item>
          <text:p text:style-name="P104"><text:span text:style-name="T59">why criteria do you use for splitting “microservices”?</text:span></text:p>
        </text:list-item>
      </text:list>
      <text:p text:style-name="P75">→ SOLID (S-? O-? L-? I-? D-?)</text:p>
      <text:p text:style-name="P29">→ <text:span text:style-name="T91">GRASP</text:span></text:p>
      <text:p text:style-name="P29"><text:soft-page-break/>→ <text:span text:style-name="T91">Composite Reuse</text:span></text:p>
      <text:p text:style-name="P29">→ <text:span text:style-name="T91">DI (dependency injection)</text:span></text:p>
      <text:p text:style-name="P29">→ <text:span text:style-name="T91">IOC Container</text:span></text:p>
      <text:p text:style-name="P14">→ <text:span text:style-name="T120">best practices of “Architecture Design”?</text:span></text:p>
      <text:p text:style-name="P61"><text:span text:style-name="T44">-------------------------------</text:span><text:span text:style-name="T8"> </text:span><text:span text:style-name="T13">Programming Theory</text:span><text:span text:style-name="T8"> </text:span><text:span text:style-name="T44">-------------------------------</text:span></text:p>
      <text:p text:style-name="P6">→ <text:span text:style-name="T121">mutability/immutability</text:span></text:p>
      <text:p text:style-name="P14">→ <text:span text:style-name="T120">best practices of “Clean Code”? (dad Martin)</text:span></text:p>
      <text:p text:style-name="P14">→ <text:span text:style-name="T120">algorithm complexity (big ‘O’)?</text:span></text:p>
      <text:list xml:id="list1920487540" text:style-name="L10">
        <text:list-item>
          <text:p text:style-name="P105">how to calculate that? (give an examples)</text:p>
        </text:list-item>
      </text:list>
      <text:p text:style-name="P22">→ </text:p>
      <text:p text:style-name="P22"><text:span text:style-name="T8"><text:s/></text:span><text:span text:style-name="T11">Process</text:span><text:span text:style-name="T8"> </text:span></text:p>
      <text:p text:style-name="P36"><text:span text:style-name="T100">→ What methodology did you use (SCRUM/CANBAN/SCRUNBAN)</text:span>? <text:span text:style-name="T130">What each of them means?</text:span></text:p>
      <text:p text:style-name="P78">→ Why do you need Scrum-master?</text:p>
      <text:p text:style-name="P78">→ Who is owner of the product (in Ukraine)? :)</text:p>
      <text:p text:style-name="P78">→ </text:p>
      <text:p text:style-name="P23"><text:span text:style-name="T8"><text:s/></text:span><text:span text:style-name="T12">Team Lead</text:span><text:span text:style-name="T8"> </text:span></text:p>
      <text:p text:style-name="P78">→ </text:p>
      <text:p text:style-name="P23"><text:span text:style-name="T8"><text:s/></text:span><text:span text:style-name="T12">Tech Lead</text:span><text:span text:style-name="T8"> </text:span></text:p>
      <text:p text:style-name="P78">→ Who is tech-lead? What does he do?</text:p>
      <text:p text:style-name="P23"><text:span text:style-name="T8"><text:s/></text:span><text:span text:style-name="T10">PORTFOLIO</text:span><text:span text:style-name="T8"> </text:span></text:p>
      <text:p text:style-name="P35"><text:span text:style-name="T100">→ </text:span>Your best challenge? Why do you proud of it?</text:p>
      <text:p text:style-name="P35"><text:span text:style-name="T100">→ </text:span>Show project that you want to show the most?</text:p>
      <text:p text:style-name="P7"><text:span text:style-name="T8"><text:s/></text:span><text:span text:style-name="T9">EXTRA</text:span><text:span text:style-name="T8"> </text:span></text:p>
      <text:p text:style-name="P79"><text:span text:style-name="T100">→ What is “</text:span>click-house”? <text:span text:style-name="T93">How to work with “click-house”?</text:span></text:p>
      <text:p text:style-name="P79"><text:span text:style-name="T100">→ What is “</text:span><text:span text:style-name="T134">gRPC / protobuf</text:span>”?</text:p>
      <text:p text:style-name="P80"><text:span text:style-name="T100">→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2T15:48:32.024512513</dc:date>
    <meta:editing-duration>PT12H32M48S</meta:editing-duration>
    <meta:editing-cycles>180</meta:editing-cycles>
    <meta:generator>LibreOffice/6.0.7.3$Linux_X86_64 LibreOffice_project/00m0$Build-3</meta:generator>
    <meta:document-statistic meta:table-count="0" meta:image-count="0" meta:object-count="0" meta:page-count="4" meta:paragraph-count="183" meta:word-count="824" meta:character-count="5002" meta:non-whitespace-character-count="4298"/>
  </office:meta>
</office:document-meta>
</file>